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right" draw:textarea-vertical-align="bottom" fo:min-height="4cm"/>
    </style:style>
    <style:style style:name="gr2" style:family="graphic" style:parent-style-name="standard">
      <style:graphic-properties draw:stroke="solid" svg:stroke-color="#000000" draw:fill="none" draw:fill-color="#ffffff" draw:textarea-horizontal-align="right" draw:textarea-vertical-align="bottom" fo:min-height="5.75cm"/>
    </style:style>
    <style:style style:name="gr3" style:family="graphic" style:parent-style-name="standard">
      <style:graphic-properties draw:stroke="solid" svg:stroke-color="#000000" draw:fill="none" draw:fill-color="#ffffff" draw:textarea-horizontal-align="right" draw:textarea-vertical-align="bottom" fo:min-height="1.25cm"/>
    </style:style>
    <style:style style:name="gr4" style:family="graphic" style:parent-style-name="standard">
      <style:graphic-properties draw:stroke="solid" svg:stroke-color="#000000" draw:fill="none" draw:fill-color="#ffffff" draw:textarea-horizontal-align="right" draw:textarea-vertical-align="bottom" fo:min-height="3.75cm"/>
    </style:style>
    <style:style style:name="gr5" style:family="graphic" style:parent-style-name="standard">
      <style:graphic-properties draw:stroke="solid" svg:stroke-color="#000000" draw:fill="none" draw:fill-color="#ffffff" draw:textarea-horizontal-align="right" draw:textarea-vertical-align="bottom" fo:min-height="6.25cm"/>
    </style:style>
    <style:style style:name="gr6" style:family="graphic" style:parent-style-name="standard">
      <style:graphic-properties draw:stroke="solid" svg:stroke-color="#000000" draw:fill="none" draw:fill-color="#ffffff" draw:textarea-horizontal-align="right" draw:textarea-vertical-align="bottom" fo:min-height="8.2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textarea-vertical-align="top" fo:min-height="4.2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cm" svg:height="4.25cm" svg:x="11cm" svg:y="22.5cm">
          <draw:text-box>
            <text:p text:style-name="P1"/>
            <text:p text:style-name="P1">... <text:s text:c="7"/></text:p>
            <text:p text:style-name="P1">B2</text:p>
          </draw:text-box>
        </draw:frame>
        <draw:frame draw:style-name="gr2" draw:text-style-name="P2" draw:layer="layout" svg:width="4cm" svg:height="6cm" svg:x="11cm" svg:y="2cm">
          <draw:text-box>
            <text:p text:style-name="P2">... <text:s text:c="7"/></text:p>
            <text:p text:style-name="P1">B</text:p>
          </draw:text-box>
        </draw:frame>
        <draw:frame draw:style-name="gr3" draw:text-style-name="P1" draw:layer="layout" svg:width="3cm" svg:height="1.5cm" svg:x="1cm" svg:y="2cm">
          <draw:text-box>
            <text:p text:style-name="P1">A1</text:p>
          </draw:text-box>
        </draw:frame>
        <draw:frame draw:style-name="gr3" draw:text-style-name="P1" draw:layer="layout" svg:width="3cm" svg:height="1.5cm" svg:x="6cm" svg:y="2cm">
          <draw:text-box>
            <text:p text:style-name="P1">A2</text:p>
          </draw:text-box>
        </draw:frame>
        <draw:frame draw:style-name="gr3" draw:text-style-name="P1" draw:layer="layout" svg:width="3cm" svg:height="1.5cm" svg:x="11.5cm" svg:y="4.5cm">
          <draw:text-box>
            <text:p text:style-name="P1">A2</text:p>
          </draw:text-box>
        </draw:frame>
        <draw:frame draw:style-name="gr3" draw:text-style-name="P1" draw:layer="layout" svg:width="3cm" svg:height="1.5cm" svg:x="11.5cm" svg:y="2.5cm">
          <draw:text-box>
            <text:p text:style-name="P1">A1</text:p>
          </draw:text-box>
        </draw:frame>
        <draw:frame draw:style-name="gr3" draw:text-style-name="P1" draw:layer="layout" svg:width="3cm" svg:height="1.5cm" svg:x="1cm" svg:y="10cm">
          <draw:text-box>
            <text:p text:style-name="P1">A</text:p>
          </draw:text-box>
        </draw:frame>
        <draw:frame draw:style-name="gr4" draw:text-style-name="P1" draw:layer="layout" svg:width="4cm" svg:height="4cm" svg:x="5cm" svg:y="10cm">
          <draw:text-box>
            <text:p text:style-name="P1"/>
            <text:p text:style-name="P1">... <text:s text:c="7"/></text:p>
            <text:p text:style-name="P1">B1</text:p>
          </draw:text-box>
        </draw:frame>
        <draw:frame draw:style-name="gr5" draw:text-style-name="P2" draw:layer="layout" svg:width="9.5cm" svg:height="6.5cm" svg:x="10cm" svg:y="10cm">
          <draw:text-box>
            <text:p text:style-name="P2">... <text:s text:c="23"/></text:p>
            <text:p text:style-name="P1">C</text:p>
          </draw:text-box>
        </draw:frame>
        <draw:frame draw:style-name="gr3" draw:text-style-name="P1" draw:layer="layout" svg:width="3cm" svg:height="1.5cm" svg:x="5.5cm" svg:y="10.5cm">
          <draw:text-box>
            <text:p text:style-name="P1">A</text:p>
          </draw:text-box>
        </draw:frame>
        <draw:frame draw:style-name="gr4" draw:text-style-name="P1" draw:layer="layout" svg:width="4cm" svg:height="4cm" svg:x="5cm" svg:y="14.5cm">
          <draw:text-box>
            <text:p text:style-name="P1"/>
            <text:p text:style-name="P1">... <text:s text:c="7"/></text:p>
            <text:p text:style-name="P1">B2</text:p>
          </draw:text-box>
        </draw:frame>
        <draw:frame draw:style-name="gr3" draw:text-style-name="P1" draw:layer="layout" svg:width="3cm" svg:height="1.5cm" svg:x="5.5cm" svg:y="15cm">
          <draw:text-box>
            <text:p text:style-name="P1">A</text:p>
          </draw:text-box>
        </draw:frame>
        <draw:frame draw:style-name="gr4" draw:text-style-name="P1" draw:layer="layout" svg:width="4cm" svg:height="4cm" svg:x="10.5cm" svg:y="10.5cm">
          <draw:text-box>
            <text:p text:style-name="P1"/>
            <text:p text:style-name="P1">... <text:s text:c="7"/></text:p>
            <text:p text:style-name="P1">B1</text:p>
          </draw:text-box>
        </draw:frame>
        <draw:frame draw:style-name="gr3" draw:text-style-name="P1" draw:layer="layout" svg:width="3cm" svg:height="1.5cm" svg:x="11cm" svg:y="11cm">
          <draw:text-box>
            <text:p text:style-name="P1">A</text:p>
          </draw:text-box>
        </draw:frame>
        <draw:frame draw:style-name="gr4" draw:text-style-name="P1" draw:layer="layout" svg:width="4cm" svg:height="4cm" svg:x="15cm" svg:y="10.5cm">
          <draw:text-box>
            <text:p text:style-name="P1"/>
            <text:p text:style-name="P1">... <text:s text:c="7"/></text:p>
            <text:p text:style-name="P1">B2</text:p>
          </draw:text-box>
        </draw:frame>
        <draw:frame draw:style-name="gr3" draw:text-style-name="P1" draw:layer="layout" svg:width="3cm" svg:height="1.5cm" svg:x="15.5cm" svg:y="11cm">
          <draw:text-box>
            <text:p text:style-name="P1">A</text:p>
          </draw:text-box>
        </draw:frame>
        <draw:frame draw:style-name="gr3" draw:text-style-name="P1" draw:layer="layout" svg:width="3cm" svg:height="1.5cm" svg:x="1cm" svg:y="20cm">
          <draw:text-box>
            <text:p text:style-name="P1">A</text:p>
          </draw:text-box>
        </draw:frame>
        <draw:frame draw:style-name="gr4" draw:text-style-name="P1" draw:layer="layout" svg:width="4cm" svg:height="4cm" svg:x="5cm" svg:y="20cm">
          <draw:text-box>
            <text:p text:style-name="P1"/>
            <text:p text:style-name="P1">... <text:s text:c="7"/></text:p>
            <text:p text:style-name="P1">B1</text:p>
          </draw:text-box>
        </draw:frame>
        <draw:frame draw:style-name="gr6" draw:text-style-name="P2" draw:layer="layout" svg:width="9.5cm" svg:height="8.5cm" svg:x="10cm" svg:y="20cm">
          <draw:text-box>
            <text:p text:style-name="P2">... <text:s text:c="23"/></text:p>
            <text:p text:style-name="P1">C</text:p>
          </draw:text-box>
        </draw:frame>
        <draw:frame draw:style-name="gr3" draw:text-style-name="P1" draw:layer="layout" svg:width="3cm" svg:height="1.5cm" svg:x="5.5cm" svg:y="20.5cm">
          <draw:text-box>
            <text:p text:style-name="P1">A</text:p>
          </draw:text-box>
        </draw:frame>
        <draw:frame draw:style-name="gr4" draw:text-style-name="P1" draw:layer="layout" svg:width="4cm" svg:height="4cm" svg:x="5cm" svg:y="24.5cm">
          <draw:text-box>
            <text:p text:style-name="P1"/>
            <text:p text:style-name="P1">... <text:s text:c="7"/></text:p>
            <text:p text:style-name="P1">B2</text:p>
          </draw:text-box>
        </draw:frame>
        <draw:frame draw:style-name="gr3" draw:text-style-name="P1" draw:layer="layout" svg:width="3cm" svg:height="1.5cm" svg:x="5.5cm" svg:y="25cm">
          <draw:text-box>
            <text:p text:style-name="P1">A</text:p>
          </draw:text-box>
        </draw:frame>
        <draw:frame draw:style-name="gr7" draw:text-style-name="P3" draw:layer="layout" svg:width="4.5cm" svg:height="4.5cm" svg:x="10.5cm" svg:y="20.5cm">
          <draw:text-box>
            <text:p text:style-name="P3">B1</text:p>
            <text:p text:style-name="P3"><text:s text:c="10"/>...</text:p>
          </draw:text-box>
        </draw:frame>
        <draw:frame draw:style-name="gr3" draw:text-style-name="P1" draw:layer="layout" svg:width="3cm" svg:height="1.5cm" svg:x="11.5cm" svg:y="23cm">
          <draw:text-box>
            <text:p text:style-name="P1"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31M40S</meta:editing-duration>
    <meta:editing-cycles>3</meta:editing-cycles>
    <meta:generator>OpenOffice.org/3.2$Win32 OpenOffice.org_project/320m12$Build-9483</meta:generator>
    <dc:date>2010-10-11T21:53:29.49</dc:date>
    <dc:creator>Guillaume Laurent</dc:creator>
    <meta:document-statistic meta:object-count="24"/>
  </office:meta>
</office:document-meta>
</file>